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MLOptgroupElementImpl.setXmlLang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OptgroupElement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OptgroupElementImpl.get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OptgroupElementImpl.setId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OptgroupElementImpl.getXmlLa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OptgroupElementImpl.WMLOptgroupElementImpl( WMLDocumentImpl owner ,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OptgroupElementImpl.setTitl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OptgroupElementImpl.setClassNam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OptgroupElementImpl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